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4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65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67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69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75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77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166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168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17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18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18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19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19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202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204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20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4.00pt" fo:font-weight="bold" fo:font-family="Calibri" style:font-family-asian="Calibri" style:font-family-complex="Calibri" fo:background-color="transparent" fo:color="#111111"/>
    </style:style>
    <style:style style:name="T215" style:family="text">
      <style:text-properties fo:font-size="14.00pt" fo:font-weight="bold" fo:font-family="'Liberation Serif'" style:font-family-asian="'Liberation Serif'" style:font-family-complex="'Liberation Serif'" fo:background-color="transparent" fo:color="#111111"/>
    </style:style>
    <style:style style:name="T216" style:family="text">
      <style:text-properties fo:font-size="14.00pt" fo:font-weight="bold" fo:font-family="Calibri" style:font-family-asian="Calibri" style:font-family-complex="Calibri" fo:background-color="transparent" fo:color="#111111"/>
    </style:style>
    <style:style style:name="T217" style:family="text">
      <style:text-properties fo:font-size="14.00pt" fo:font-weight="bold" fo:font-family="'Liberation Serif'" style:font-family-asian="'Liberation Serif'" style:font-family-complex="'Liberation Serif'" fo:background-color="transparent" fo:color="#111111"/>
    </style:style>
    <style:style style:name="T218" style:family="text">
      <style:text-properties fo:font-size="14.00pt" fo:font-weight="bold" fo:font-family="Calibri" style:font-family-asian="Calibri" style:font-family-complex="Calibri" fo:background-color="transparent" fo:color="#111111"/>
    </style:style>
    <style:style style:name="T219" style:family="text">
      <style:text-properties fo:font-size="14.00pt" fo:font-weight="bold" fo:font-family="'Liberation Serif'" style:font-family-asian="'Liberation Serif'" style:font-family-complex="'Liberation Serif'" fo:background-color="transparent" fo:color="#111111"/>
    </style:style>
    <style:style style:name="T220" style:family="text">
      <style:text-properties fo:font-size="14.00pt" fo:font-weight="bold" fo:font-family="Calibri" style:font-family-asian="Calibri" style:font-family-complex="Calibri" fo:background-color="transparent" fo:color="#111111"/>
    </style:style>
    <style:style style:name="T221" style:family="text">
      <style:text-properties fo:font-size="14.00pt" fo:font-weight="bold" fo:font-family="'Liberation Serif'" style:font-family-asian="'Liberation Serif'" style:font-family-complex="'Liberation Serif'" fo:background-color="transparent" fo:color="#111111"/>
    </style:style>
    <style:style style:name="T222" style:family="text">
      <style:text-properties fo:font-size="14.00pt" fo:font-weight="bold" fo:font-family="Calibri" style:font-family-asian="Calibri" style:font-family-complex="Calibri" fo:background-color="transparent" fo:color="#111111"/>
    </style:style>
    <style:style style:name="T223" style:family="text">
      <style:text-properties fo:font-size="14.00pt" fo:font-weight="bold" fo:font-family="'Liberation Serif'" style:font-family-asian="'Liberation Serif'" style:font-family-complex="'Liberation Serif'" fo:background-color="transparent" fo:color="#111111"/>
    </style:style>
    <style:style style:name="T224" style:family="text">
      <style:text-properties fo:font-size="14.00pt" fo:font-weight="bold" fo:font-family="Calibri" style:font-family-asian="Calibri" style:font-family-complex="Calibri" fo:background-color="transparent" fo:color="#111111"/>
    </style:style>
    <style:style style:name="T225" style:family="text">
      <style:text-properties fo:font-size="14.00pt" fo:font-weight="bold" fo:font-family="'Liberation Serif'" style:font-family-asian="'Liberation Serif'" style:font-family-complex="'Liberation Serif'" fo:background-color="transparent" fo:color="#111111"/>
    </style:style>
    <style:style style:name="T226" style:family="text">
      <style:text-properties fo:font-size="14.00pt" fo:font-weight="normal" fo:font-family="'Liberation Serif'" style:font-family-asian="'Liberation Serif'" style:font-family-complex="'Liberation Serif'" fo:background-color="transparent" fo:color="#111111"/>
    </style:style>
    <style:style style:name="T227" style:family="text">
      <style:text-properties fo:font-size="14.00pt" fo:font-weight="normal" fo:font-family="Calibri" style:font-family-asian="Calibri" style:font-family-complex="Calibri" fo:background-color="transparent" fo:color="#111111"/>
    </style:style>
    <style:style style:name="T228" style:family="text">
      <style:text-properties fo:font-size="14.00pt" fo:font-weight="normal" fo:font-family="'Liberation Serif'" style:font-family-asian="'Liberation Serif'" style:font-family-complex="'Liberation Serif'" fo:background-color="transparent" fo:color="#111111"/>
    </style:style>
    <style:style style:name="T229" style:family="text">
      <style:text-properties fo:font-size="14.00pt" fo:font-weight="normal" fo:font-family="Calibri" style:font-family-asian="Calibri" style:font-family-complex="Calibri" fo:background-color="transparent" fo:color="#111111"/>
    </style:style>
    <style:style style:name="T230" style:family="text">
      <style:text-properties fo:font-size="14.00pt" fo:font-weight="normal" fo:font-family="'Liberation Serif'" style:font-family-asian="'Liberation Serif'" style:font-family-complex="'Liberation Serif'" fo:background-color="transparent" fo:color="#111111"/>
    </style:style>
    <style:style style:name="T231" style:family="text">
      <style:text-properties fo:font-size="14.00pt" fo:font-weight="normal" fo:font-family="Calibri" style:font-family-asian="Calibri" style:font-family-complex="Calibri" fo:background-color="transparent" fo:color="#111111"/>
    </style:style>
    <style:style style:name="T232" style:family="text">
      <style:text-properties fo:font-size="14.00pt" fo:font-weight="normal" fo:font-family="Calibri" style:font-family-asian="Calibri" style:font-family-complex="Calibri" fo:background-color="transparent" fo:color="#111111"/>
    </style:style>
    <style:style style:name="T233" style:family="text">
      <style:text-properties fo:font-size="14.00pt" fo:font-weight="normal" fo:font-family="'Liberation Serif'" style:font-family-asian="'Liberation Serif'" style:font-family-complex="'Liberation Serif'" fo:background-color="transparent" fo:color="#111111"/>
    </style:style>
    <style:style style:name="T234" style:family="text">
      <style:text-properties fo:font-size="14.00pt" fo:font-weight="bold" fo:font-family="Calibri" style:font-family-asian="Calibri" style:font-family-complex="Calibri" fo:background-color="transparent" fo:color="#111111"/>
    </style:style>
    <style:style style:name="T235" style:family="text">
      <style:text-properties fo:font-size="14.00pt" fo:font-weight="bold" fo:font-family="'Liberation Serif'" style:font-family-asian="'Liberation Serif'" style:font-family-complex="'Liberation Serif'" fo:background-color="transparent" fo:color="#111111"/>
    </style:style>
    <style:style style:name="T236" style:family="text">
      <style:text-properties fo:font-size="14.00pt" fo:font-weight="normal" fo:font-family="'Liberation Serif'" style:font-family-asian="'Liberation Serif'" style:font-family-complex="'Liberation Serif'" fo:background-color="transparent" fo:color="#111111"/>
    </style:style>
    <style:style style:name="T237" style:family="text">
      <style:text-properties fo:font-size="14.00pt" fo:font-weight="normal" fo:font-family="Calibri" style:font-family-asian="Calibri" style:font-family-complex="Calibri" fo:background-color="transparent" fo:color="#111111"/>
    </style:style>
    <style:style style:name="T238" style:family="text">
      <style:text-properties fo:font-size="14.00pt" fo:font-weight="normal" fo:font-family="'Liberation Serif'" style:font-family-asian="'Liberation Serif'" style:font-family-complex="'Liberation Serif'" fo:background-color="transparent" fo:color="#111111"/>
    </style:style>
    <style:style style:name="T239" style:family="text">
      <style:text-properties fo:font-size="14.00pt" fo:font-weight="normal" fo:font-family="Calibri" style:font-family-asian="Calibri" style:font-family-complex="Calibri" fo:background-color="transparent" fo:color="#111111"/>
    </style:style>
    <style:style style:name="T240" style:family="text">
      <style:text-properties fo:font-size="14.00pt" fo:font-weight="normal" fo:font-family="'Liberation Serif'" style:font-family-asian="'Liberation Serif'" style:font-family-complex="'Liberation Serif'" fo:background-color="transparent" fo:color="#111111"/>
    </style:style>
    <style:style style:name="T241" style:family="text">
      <style:text-properties fo:font-size="14.00pt" fo:font-weight="normal" fo:font-family="'Liberation Serif'" style:font-family-asian="'Liberation Serif'" style:font-family-complex="'Liberation Serif'" fo:background-color="transparent" fo:color="#111111"/>
    </style:style>
    <style:style style:name="T242" style:family="text">
      <style:text-properties fo:font-size="14.00pt" fo:font-weight="bold" fo:font-family="Calibri" style:font-family-asian="Calibri" style:font-family-complex="Calibri" fo:background-color="transparent" fo:color="#111111"/>
    </style:style>
    <style:style style:name="T243" style:family="text">
      <style:text-properties fo:font-size="14.00pt" fo:font-weight="bold" fo:font-family="'Liberation Serif'" style:font-family-asian="'Liberation Serif'" style:font-family-complex="'Liberation Serif'" fo:background-color="transparent" fo:color="#111111"/>
    </style:style>
    <style:style style:name="T244" style:family="text">
      <style:text-properties fo:font-size="14.00pt" fo:font-weight="normal" fo:font-family="'Liberation Serif'" style:font-family-asian="'Liberation Serif'" style:font-family-complex="'Liberation Serif'" fo:background-color="transparent" fo:color="#111111"/>
    </style:style>
    <style:style style:name="T245" style:family="text">
      <style:text-properties fo:font-size="14.00pt" fo:font-weight="normal" fo:font-family="Calibri" style:font-family-asian="Calibri" style:font-family-complex="Calibri" fo:background-color="transparent" fo:color="#111111"/>
    </style:style>
    <style:style style:name="T246" style:family="text">
      <style:text-properties fo:font-size="14.00pt" fo:font-weight="normal" fo:font-family="'Liberation Serif'" style:font-family-asian="'Liberation Serif'" style:font-family-complex="'Liberation Serif'" fo:background-color="transparent" fo:color="#111111"/>
    </style:style>
    <style:style style:name="T247" style:family="text">
      <style:text-properties fo:font-size="14.00pt" fo:font-weight="normal" fo:font-family="Calibri" style:font-family-asian="Calibri" style:font-family-complex="Calibri" fo:background-color="transparent" fo:color="#111111"/>
    </style:style>
    <style:style style:name="T248" style:family="text">
      <style:text-properties fo:font-size="14.00pt" fo:font-weight="normal" fo:font-family="'Liberation Serif'" style:font-family-asian="'Liberation Serif'" style:font-family-complex="'Liberation Serif'" fo:background-color="transparent" fo:color="#111111"/>
    </style:style>
    <style:style style:name="T249" style:family="text">
      <style:text-properties fo:font-size="14.00pt" fo:font-weight="normal" fo:font-family="Calibri" style:font-family-asian="Calibri" style:font-family-complex="Calibri" fo:background-color="transparent" fo:color="#111111"/>
    </style:style>
    <style:style style:name="T250" style:family="text">
      <style:text-properties fo:font-size="14.00pt" fo:font-weight="normal" fo:font-family="'Liberation Serif'" style:font-family-asian="'Liberation Serif'" style:font-family-complex="'Liberation Serif'" fo:background-color="transparent" fo:color="#111111"/>
    </style:style>
    <style:style style:name="T251" style:family="text">
      <style:text-properties fo:font-size="14.00pt" fo:font-weight="normal" fo:font-family="Calibri" style:font-family-asian="Calibri" style:font-family-complex="Calibri" fo:background-color="transparent" fo:color="#111111"/>
    </style:style>
    <style:style style:name="T252" style:family="text">
      <style:text-properties fo:font-size="14.00pt" fo:font-weight="normal" fo:font-family="'Liberation Serif'" style:font-family-asian="'Liberation Serif'" style:font-family-complex="'Liberation Serif'" fo:background-color="transparent" fo:color="#111111"/>
    </style:style>
    <style:style style:name="T253" style:family="text">
      <style:text-properties fo:font-size="14.00pt" fo:font-weight="normal" fo:font-family="Calibri" style:font-family-asian="Calibri" style:font-family-complex="Calibri" fo:background-color="transparent" fo:color="#111111"/>
    </style:style>
    <style:style style:name="T254" style:family="text">
      <style:text-properties fo:font-size="14.00pt" fo:font-weight="normal" fo:font-family="'Liberation Serif'" style:font-family-asian="'Liberation Serif'" style:font-family-complex="'Liberation Serif'" fo:background-color="transparent" fo:color="#111111"/>
    </style:style>
    <style:style style:name="T255" style:family="text">
      <style:text-properties fo:font-size="14.00pt" fo:font-weight="normal" fo:font-family="Calibri" style:font-family-asian="Calibri" style:font-family-complex="Calibri" fo:background-color="transparent" fo:color="#111111"/>
    </style:style>
    <style:style style:name="T256" style:family="text">
      <style:text-properties fo:font-size="14.00pt" fo:font-weight="normal" fo:font-family="'Liberation Serif'" style:font-family-asian="'Liberation Serif'" style:font-family-complex="'Liberation Serif'" fo:background-color="transparent" fo:color="#111111"/>
    </style:style>
    <style:style style:name="T257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58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259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260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61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262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6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64" style:family="text">
      <style:text-properties fo:font-size="14.00pt" fo:font-weight="bold" fo:font-family="Calibri" style:font-family-asian="Calibri" style:font-family-complex="Calibri" fo:background-color="transparent" fo:color="#111111"/>
    </style:style>
    <style:style style:name="T265" style:family="text">
      <style:text-properties fo:font-size="14.00pt" fo:font-weight="normal" fo:font-family="Calibri" style:font-family-asian="Calibri" style:font-family-complex="Calibri" fo:background-color="transparent" fo:color="#111111"/>
    </style:style>
    <style:style style:name="T266" style:family="text">
      <style:text-properties fo:font-size="14.00pt" fo:font-weight="bold" fo:font-family="Calibri" style:font-family-asian="Calibri" style:font-family-complex="Calibri" fo:background-color="transparent" fo:color="#111111"/>
    </style:style>
    <style:style style:name="T267" style:family="text">
      <style:text-properties fo:font-size="9.50pt" fo:font-weight="normal" fo:font-family="'Cascadia Mono'" style:font-family-asian="'Cascadia Mono'" style:font-family-complex="'Cascadia Mono'" fo:background-color="transparent" fo:color="#808080"/>
    </style:style>
    <style:style style:name="T268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269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70" style:family="text">
      <style:text-properties fo:font-size="9.50pt" fo:font-weight="normal" fo:font-family="'Cascadia Mono'" style:font-family-asian="'Cascadia Mono'" style:font-family-complex="'Cascadia Mono'" fo:background-color="transparent" fo:color="#808080"/>
    </style:style>
    <style:style style:name="T271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272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73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74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75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76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77" style:family="text">
      <style:text-properties fo:font-size="9.50pt" fo:font-weight="normal" fo:font-family="'Cascadia Mono'" style:font-family-asian="'Cascadia Mono'" style:font-family-complex="'Cascadia Mono'" fo:background-color="transparent" fo:color="#6f008a"/>
    </style:style>
    <style:style style:name="T278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79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280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81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82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83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84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85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286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287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88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289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90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29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92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29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94" style:family="text">
      <style:text-properties fo:font-size="9.50pt" fo:font-weight="bold" fo:font-family="'Cascadia Mono'" style:font-family-asian="'Cascadia Mono'" style:font-family-complex="'Cascadia Mono'" fo:background-color="transparent" fo:color="#000000"/>
    </style:style>
    <style:style style:name="T295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96" style:family="text">
      <style:text-properties fo:font-size="14.00pt" fo:font-weight="normal" fo:font-family="Calibri" style:font-family-asian="Calibri" style:font-family-complex="Calibri" fo:background-color="transparent" fo:color="#111111"/>
    </style:style>
    <style:style style:name="T297" style:family="text">
      <style:text-properties fo:font-size="14.00pt" fo:font-weight="normal" fo:font-family="'Liberation Serif'" style:font-family-asian="'Liberation Serif'" style:font-family-complex="'Liberation Serif'" fo:background-color="transparent" fo:color="#111111"/>
    </style:style>
    <style:style style:name="T2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/>
    </style:style>
    <style:style style:name="P2" style:family="paragraph">
      <style:paragraph-properties fo:line-height="115.00%" fo:text-align="left"/>
    </style:style>
    <style:style style:name="P3" style:family="paragraph">
      <style:paragraph-properties fo:line-height="115.00%" fo:text-align="center"/>
    </style:style>
    <style:style style:name="P4" style:family="paragraph">
      <style:paragraph-properties fo:line-height="115.00%" fo:text-align="left"/>
    </style:style>
    <style:style style:name="P5" style:family="paragraph">
      <style:paragraph-properties fo:line-height="115.00%" fo:text-align="center"/>
    </style:style>
    <style:style style:name="P6" style:family="paragraph">
      <style:paragraph-properties fo:line-height="115.00%" fo:text-align="left"/>
    </style:style>
    <style:style style:name="P7" style:family="paragraph">
      <style:paragraph-properties fo:line-height="115.00%" fo:text-align="right"/>
    </style:style>
    <style:style style:name="P8" style:family="paragraph">
      <style:paragraph-properties fo:line-height="115.00%" fo:text-align="left"/>
    </style:style>
    <style:style style:name="P9" style:family="paragraph">
      <style:paragraph-properties fo:line-height="115.00%" fo:text-align="center"/>
    </style:style>
    <style:style style:name="P10" style:family="paragraph">
      <style:paragraph-properties fo:line-height="150.00%" fo:text-align="center" fo:margin-left="0.00pt" fo:text-indent="36.85pt" fo:margin-top="2.85pt" fo:margin-bottom="2.85pt"/>
    </style:style>
    <style:style style:name="P11" style:family="paragraph">
      <style:paragraph-properties fo:line-height="150.00%" fo:text-align="justify" fo:margin-left="0.00pt" fo:text-indent="36.85pt" fo:margin-top="2.85pt" fo:margin-bottom="2.85pt"/>
    </style:style>
    <style:style style:name="P12" style:family="paragraph">
      <style:paragraph-properties fo:line-height="150.00%" fo:text-align="justify" fo:margin-left="0.00pt" fo:text-indent="36.85pt" fo:margin-top="5.70pt" fo:margin-bottom="5.70pt"/>
    </style:style>
    <style:style style:name="P13" style:family="paragraph">
      <style:paragraph-properties fo:line-height="100.00%" fo:text-align="justify" fo:margin-left="0.00pt" fo:text-indent="36.85pt" fo:margin-top="5.70pt" fo:margin-bottom="5.70pt"/>
    </style:style>
    <style:style style:name="P14" style:family="paragraph">
      <style:paragraph-properties fo:line-height="150.00%" fo:text-align="justify" fo:margin-left="0.00pt" fo:text-indent="36.85pt" fo:margin-top="5.70pt" fo:margin-bottom="5.70pt"/>
    </style:style>
  </office:automatic-styles>
  <office:body>
    <office:text>
      <text:p text:style-name="P1"><text:span text:style-name="T1">МИНИСТЕРСТВО</text:span><text:span text:style-name="T2"><text:s/></text:span><text:span text:style-name="T3">НАУКИ</text:span><text:span text:style-name="T4"><text:s/></text:span><text:span text:style-name="T5">И</text:span><text:span text:style-name="T6"><text:s/></text:span><text:span text:style-name="T7">ВЫСШЕГО</text:span><text:span text:style-name="T8"><text:s/></text:span><text:span text:style-name="T9">ОБРАЗОВАНИЯ</text:span><text:span text:style-name="T10"><text:s/></text:span><text:span text:style-name="T11">РОССИЙСКОЙ</text:span></text:p>
      <text:p text:style-name="P1"><text:span text:style-name="T12"/></text:p>
      <text:p text:style-name="P1"><text:span text:style-name="T13">ФЕДЕРАЦИИ</text:span></text:p>
      <text:p text:style-name="P1"><text:span text:style-name="T14"/></text:p>
      <text:p text:style-name="P1"><text:span text:style-name="T15">Федеральное</text:span><text:span text:style-name="T16"><text:s/></text:span><text:span text:style-name="T17">государственное</text:span><text:span text:style-name="T18"><text:s/></text:span><text:span text:style-name="T19">бюджетное</text:span><text:span text:style-name="T20"><text:s/></text:span><text:span text:style-name="T21">образовательное</text:span><text:span text:style-name="T22"><text:s/></text:span><text:span text:style-name="T23">учреждение</text:span></text:p>
      <text:p text:style-name="P1"><text:span text:style-name="T24"/></text:p>
      <text:p text:style-name="P1"><text:span text:style-name="T25">высшего</text:span><text:span text:style-name="T26"><text:s/></text:span><text:span text:style-name="T27">образования</text:span></text:p>
      <text:p text:style-name="P2"><text:span text:style-name="T28"/></text:p>
      <text:p text:style-name="P3"><text:span text:style-name="T29">«</text:span><text:span text:style-name="T30">Воронежский</text:span><text:span text:style-name="T31"><text:s/></text:span><text:span text:style-name="T32">государственный</text:span><text:span text:style-name="T33"><text:s/></text:span><text:span text:style-name="T34">технический</text:span><text:span text:style-name="T35"><text:s/></text:span><text:span text:style-name="T36">университет</text:span><text:span text:style-name="T37">»</text:span></text:p>
      <text:p text:style-name="P3"><text:span text:style-name="T38">Факультет</text:span><text:span text:style-name="T39"><text:s/></text:span><text:span text:style-name="T40">экономики</text:span><text:span text:style-name="T41">,<text:s/></text:span><text:span text:style-name="T42">менеджмента</text:span><text:span text:style-name="T43"><text:s/></text:span><text:span text:style-name="T44">и</text:span><text:span text:style-name="T45"><text:s/></text:span><text:span text:style-name="T46">информационных</text:span><text:span text:style-name="T47"><text:s/></text:span><text:span text:style-name="T48">технологий</text:span></text:p>
      <text:p text:style-name="P3"><text:span text:style-name="T49">Кафедра</text:span><text:span text:style-name="T50"><text:s/></text:span><text:span text:style-name="T51">информационных</text:span><text:span text:style-name="T52"><text:s/></text:span><text:span text:style-name="T53">технологий</text:span><text:span text:style-name="T54"><text:s/></text:span><text:span text:style-name="T55">и</text:span><text:span text:style-name="T56"><text:s/></text:span><text:span text:style-name="T57">автоматизированного</text:span></text:p>
      <text:p text:style-name="P3"><text:span text:style-name="T57">проектирования</text:span><text:span text:style-name="T58"><text:s/></text:span><text:span text:style-name="T59">в</text:span><text:span text:style-name="T60"><text:s/></text:span><text:span text:style-name="T61">строительстве</text:span></text:p>
      <text:p text:style-name="P3"><text:span text:style-name="T62"/></text:p>
      <text:p text:style-name="P3"><text:span text:style-name="T63">Отчет</text:span><text:span text:style-name="T64"><text:s/></text:span><text:span text:style-name="T65">по</text:span><text:span text:style-name="T66"><text:s/></text:span><text:span text:style-name="T67">лабораторной</text:span><text:span text:style-name="T68"><text:s/></text:span><text:span text:style-name="T69">работе</text:span></text:p>
      <text:p text:style-name="P3"><text:span text:style-name="T70">Тема</text:span><text:span text:style-name="T71">:<text:s/></text:span><text:span text:style-name="T72">«</text:span><text:span text:style-name="T73">Простые</text:span><text:span text:style-name="T74"><text:s/></text:span><text:span text:style-name="T75">языковые</text:span><text:span text:style-name="T76"><text:s/></text:span><text:span text:style-name="T77">конструкции</text:span><text:span text:style-name="T78">»</text:span></text:p>
      <text:p text:style-name="P4"><text:span text:style-name="T79"/></text:p>
      <text:p text:style-name="P5"><text:span text:style-name="T80">По</text:span><text:span text:style-name="T81"><text:s/></text:span><text:span text:style-name="T82">дисциплине</text:span><text:span text:style-name="T83">:<text:s/></text:span><text:span text:style-name="T84">Основы</text:span><text:span text:style-name="T85"><text:s/></text:span><text:span text:style-name="T86">программирование</text:span><text:span text:style-name="T87"><text:s/></text:span><text:span text:style-name="T88">и</text:span><text:span text:style-name="T89"><text:s/></text:span><text:span text:style-name="T90">алгоритмизации</text:span></text:p>
      <text:p text:style-name="P6"><text:span text:style-name="T91"/></text:p>
      <text:p text:style-name="P7"><text:span text:style-name="T92">Выполнил</text:span><text:span text:style-name="T93"><text:s/></text:span><text:span text:style-name="T94">студент</text:span><text:span text:style-name="T95">:<text:s/></text:span><text:span text:style-name="T96">Курганников Р.А.</text:span></text:p>
      <text:p text:style-name="P7"><text:span text:style-name="T96"/></text:p>
      <text:p text:style-name="P7"><text:span text:style-name="T96">Группа</text:span><text:span text:style-name="T97">:<text:s/></text:span><text:span text:style-name="T98">БИСТ</text:span><text:span text:style-name="T99">225</text:span></text:p>
      <text:p text:style-name="P7"><text:span text:style-name="T100">Руководитель</text:span><text:span text:style-name="T101">:<text:s/></text:span><text:span text:style-name="T102">доцент</text:span><text:span text:style-name="T103">,<text:s/></text:span><text:span text:style-name="T104">к</text:span><text:span text:style-name="T105">.</text:span><text:span text:style-name="T106">т</text:span><text:span text:style-name="T107">.</text:span><text:span text:style-name="T108">н</text:span><text:span text:style-name="T109">.<text:s/></text:span><text:span text:style-name="T110">Минакова</text:span><text:span text:style-name="T111"><text:s/></text:span><text:span text:style-name="T112">О</text:span><text:span text:style-name="T113">.<text:s/></text:span><text:span text:style-name="T114">В</text:span><text:span text:style-name="T115">.</text:span></text:p>
      <text:p text:style-name="P7"><text:span text:style-name="T116">доцент</text:span><text:span text:style-name="T117">,<text:s/></text:span><text:span text:style-name="T118">к</text:span><text:span text:style-name="T119">.</text:span><text:span text:style-name="T120">т</text:span><text:span text:style-name="T121">.</text:span><text:span text:style-name="T122">н</text:span><text:span text:style-name="T123">.<text:s/></text:span><text:span text:style-name="T124">Курипта</text:span><text:span text:style-name="T125"><text:s/></text:span><text:span text:style-name="T126">О</text:span><text:span text:style-name="T127">.<text:s/></text:span><text:span text:style-name="T128">В</text:span><text:span text:style-name="T129">.</text:span></text:p>
      <text:p text:style-name="P7"><text:span text:style-name="T130">ст</text:span><text:span text:style-name="T131">.<text:s/></text:span><text:span text:style-name="T132">преподаватель</text:span><text:span text:style-name="T133"><text:s/></text:span><text:span text:style-name="T134">Ермолина</text:span><text:span text:style-name="T135"><text:s/></text:span><text:span text:style-name="T136">Ю</text:span><text:span text:style-name="T137">.</text:span><text:span text:style-name="T138">А</text:span><text:span text:style-name="T139">.</text:span></text:p>
      <text:p text:style-name="P7"><text:span text:style-name="T140">ст</text:span><text:span text:style-name="T141">.<text:s/></text:span><text:span text:style-name="T142">преподаватель</text:span><text:span text:style-name="T143"><text:s/></text:span><text:span text:style-name="T144">Колыхалова</text:span><text:span text:style-name="T145"><text:s/></text:span><text:span text:style-name="T146">Е</text:span><text:span text:style-name="T147">.</text:span><text:span text:style-name="T148">В</text:span><text:span text:style-name="T149">.</text:span></text:p>
      <text:p text:style-name="P7"><text:span text:style-name="T150">Работа</text:span><text:span text:style-name="T151"><text:s/></text:span><text:span text:style-name="T152">защищена</text:span><text:span text:style-name="T153"><text:s/></text:span><text:span text:style-name="T154">«» _________ 2022</text:span><text:span text:style-name="T155">г</text:span><text:span text:style-name="T156">.</text:span></text:p>
      <text:p text:style-name="P7"><text:span text:style-name="T157">С</text:span><text:span text:style-name="T158"><text:s/></text:span><text:span text:style-name="T159">оценкой</text:span></text:p>
      <text:p text:style-name="P8"><text:span text:style-name="T160"/></text:p>
      <text:p text:style-name="P9"><text:span text:style-name="T160"/></text:p>
      <text:p text:style-name="P9"><text:span text:style-name="T160"/></text:p>
      <text:p text:style-name="P9"><text:span text:style-name="T160"/></text:p>
      <text:p text:style-name="P9"><text:span text:style-name="T160"/></text:p>
      <text:p text:style-name="P9"><text:span text:style-name="T160"/></text:p>
      <text:p text:style-name="P9"><text:span text:style-name="T160"/></text:p>
      <text:p text:style-name="P9"><text:span text:style-name="T160"/></text:p>
      <text:p text:style-name="P9"><text:span text:style-name="T160"/></text:p>
      <text:p text:style-name="P9"><text:span text:style-name="T160"/></text:p>
      <text:p text:style-name="P9"><text:span text:style-name="T160"/></text:p>
      <text:p text:style-name="P9"><text:span text:style-name="T161">Воронеж</text:span><text:span text:style-name="T162"><text:s/>2022</text:span></text:p>
      <text:p text:style-name="P9"><text:span text:style-name="T163"/></text:p>
      <text:p text:style-name="P10"><text:span text:style-name="T164"/></text:p>
      <text:p text:style-name="P10"><text:span text:style-name="T164">Постановка</text:span><text:span text:style-name="T165"><text:s/></text:span><text:span text:style-name="T166">задачи</text:span></text:p>
      <text:p text:style-name="P11"><text:span text:style-name="T166">Условие</text:span><text:span text:style-name="T167"><text:s/></text:span><text:span text:style-name="T168">задачи</text:span><text:span text:style-name="T169">:<text:s text:c="2"/></text:span><text:span text:style-name="T170">Написать и отладить программу<text:s/></text:span><text:span text:style-name="T171"><text:tab/></text:span><text:span text:style-name="T172">вычисляющее значение</text:span><text:span text:style-name="T173"><text:s/></text:span><text:span text:style-name="T174">температуры в градусах по Фаренгейту<text:s/></text:span><text:span text:style-name="T175"><text:tab/></text:span><text:span text:style-name="T176">и Кельвину по заданному</text:span><text:span text:style-name="T177"><text:s/></text:span><text:span text:style-name="T178">значению в градусах по Цельсию;</text:span></text:p>
      <text:p text:style-name="P11"><text:span text:style-name="T179">Исходные</text:span><text:span text:style-name="T180"><text:s/></text:span><text:span text:style-name="T181">данные</text:span><text:span text:style-name="T182">:</text:span></text:p>
      <text:p text:style-name="P11"><text:span text:style-name="T183">t -<text:s/></text:span><text:span text:style-name="T184">введеное число, которое обозначает температуру в гр.<text:s/></text:span><text:span text:style-name="T185"><text:tab/></text:span><text:span text:style-name="T186">цельсиях.<text:s/></text:span><text:span text:style-name="T187">k<text:s/></text:span><text:span text:style-name="T188">- в кельвинах,<text:s/></text:span><text:span text:style-name="T189">f -<text:s/></text:span><text:span text:style-name="T190">в фаренгейт</text:span></text:p>
      <text:p text:style-name="P11"><text:span text:style-name="T191">Алгоритм</text:span><text:span text:style-name="T192"><text:s/></text:span><text:span text:style-name="T193">решения</text:span><text:span text:style-name="T194">:</text:span></text:p>
      <text:p text:style-name="P11"><text:span text:style-name="T195">Запишем формулы<text:s/></text:span><text:span text:style-name="T196">k=t + 273<text:s/></text:span><text:span text:style-name="T197">и<text:s/></text:span><text:span text:style-name="T198">f = (t * 9 / 5) +32</text:span></text:p>
      <text:p text:style-name="P11"><text:span text:style-name="T199">в виде кода в<text:s/></text:span><text:span text:style-name="T200">visual studio</text:span></text:p>
      <text:p text:style-name="P11"><text:span text:style-name="T201"/></text:p>
      <text:p text:style-name="P12"><text:span text:style-name="T202">Контрольный</text:span><text:span text:style-name="T203"><text:s/></text:span><text:span text:style-name="T204">пример</text:span><text:span text:style-name="T205">:</text:span></text:p>
      <text:p text:style-name="P12"><text:span text:style-name="T206">Входные</text:span><text:span text:style-name="T207"><text:s/></text:span><text:span text:style-name="T208">данные</text:span><text:span text:style-name="T209">: 30</text:span></text:p>
      <text:p text:style-name="P12"><text:span text:style-name="T210">Результат</text:span><text:span text:style-name="T211">:<text:s/></text:span><text:span text:style-name="T212">303 Кельвина 86 Фаренгейт</text:span><text:span text:style-name="T213"/></text:p>
      <text:p text:style-name="P12"><text:span text:style-name="T213"/></text:p>
      <text:p text:style-name="P12"><text:span text:style-name="T213"/></text:p>
      <text:p text:style-name="P12"><text:span text:style-name="T213"/></text:p>
      <text:p text:style-name="P12"><text:span text:style-name="T214">Словесный</text:span><text:span text:style-name="T215"><text:s/></text:span><text:span text:style-name="T216">алгоритм</text:span></text:p>
      <text:p text:style-name="P12"><text:span text:style-name="T216">Алгоритм</text:span><text:span text:style-name="T217"><text:s/></text:span><text:span text:style-name="T218">представлен</text:span><text:span text:style-name="T219"><text:s/></text:span><text:span text:style-name="T220">пошаговой</text:span><text:span text:style-name="T221"><text:s/></text:span><text:span text:style-name="T222">детализацией</text:span><text:span text:style-name="T223">:</text:span></text:p>
      <text:p text:style-name="P12"><text:span text:style-name="T224">Шаг</text:span><text:span text:style-name="T225"><text:s/>1</text:span><text:span text:style-name="T226">:<text:s/></text:span><text:span text:style-name="T227">объявление</text:span><text:span text:style-name="T228"><text:s/></text:span><text:span text:style-name="T229">переменных</text:span></text:p>
      <text:p text:style-name="P12"><text:span text:style-name="T230">int</text:span><text:span text:style-name="T231"><text:s/></text:span><text:span text:style-name="T232">t, k</text:span><text:span text:style-name="T233">;</text:span></text:p>
      <text:p text:style-name="P12"><text:span text:style-name="T233">float f;</text:span></text:p>
      <text:p text:style-name="P12"><text:span text:style-name="T234">Шаг</text:span><text:span text:style-name="T235"><text:s/>2</text:span><text:span text:style-name="T236">:<text:s/></text:span><text:span text:style-name="T237">ввод</text:span><text:span text:style-name="T238"><text:s/></text:span><text:span text:style-name="T239">данных</text:span><text:span text:style-name="T240"/></text:p>
      <text:p text:style-name="P12"><text:span text:style-name="T241">scanf("%d", &amp;t);</text:span></text:p>
      <text:p text:style-name="P12"><text:span text:style-name="T242">Шаг</text:span><text:span text:style-name="T243"><text:s/>3</text:span><text:span text:style-name="T244">:<text:s/></text:span><text:span text:style-name="T245">реализация</text:span><text:span text:style-name="T246"><text:s/></text:span><text:span text:style-name="T247">подсчетов</text:span><text:span text:style-name="T248"><text:s/></text:span><text:span text:style-name="T249">и</text:span><text:span text:style-name="T250"><text:s/></text:span><text:span text:style-name="T251">вывод</text:span><text:span text:style-name="T252"><text:s/></text:span><text:span text:style-name="T253">полученного</text:span><text:span text:style-name="T254"><text:s/></text:span><text:span text:style-name="T255">результата</text:span><text:span text:style-name="T256">:</text:span></text:p>
      <text:p text:style-name="P12"><text:span text:style-name="T257">f = (t * 9. / 5) + 32;</text:span></text:p>
      <text:p text:style-name="P12"><text:span text:style-name="T257">k = t + 273;</text:span></text:p>
      <text:p text:style-name="P12"><text:span text:style-name="T257">printf(</text:span><text:span text:style-name="T258">"</text:span><text:span text:style-name="T259">Градусы по Фарингейту %.f\n "</text:span><text:span text:style-name="T260">, f);</text:span></text:p>
      <text:p text:style-name="P12"><text:span text:style-name="T260">printf(</text:span><text:span text:style-name="T261">"Градусы по Кельвину %d"</text:span><text:span text:style-name="T262"><text:s/>, k);</text:span></text:p>
      <text:p text:style-name="P12"><text:span text:style-name="T263"/></text:p>
      <text:p text:style-name="P12"><text:span text:style-name="T264">Блок схема:</text:span><text:span text:style-name="T265"/></text:p>
      <text:p text:style-name="P13"><draw:frame text:anchor-type="as-char" svg:width="102.66mm" svg:height="164.04mm" style:rel-width="scale" style:rel-height="scale"><draw:object-ole xlink:href="OleObj1"/><draw:image xlink:href="ObjectReplacements/OleObj1"/></draw:frame><text:span text:style-name="T265"/></text:p>
      <text:p text:style-name="P13"><text:span text:style-name="T266">Код:</text:span></text:p>
      <text:p text:style-name="P13"><text:span text:style-name="T266"><text:s/></text:span><text:span text:style-name="T267">#include</text:span><text:span text:style-name="T268">&lt;stdio.h&gt;</text:span><text:span text:style-name="T269"/></text:p>
      <text:p text:style-name="P13"><text:span text:style-name="T270">#include</text:span><text:span text:style-name="T271">&lt;locale.h&gt;</text:span><text:span text:style-name="T272"/></text:p>
      <text:p text:style-name="P13"><text:span text:style-name="T272"/></text:p>
      <text:p text:style-name="P13"><text:span text:style-name="T272"/></text:p>
      <text:p text:style-name="P13"><text:span text:style-name="T273">void</text:span><text:span text:style-name="T274"><text:s/>main(</text:span><text:span text:style-name="T275">void</text:span><text:span text:style-name="T276">)</text:span></text:p>
      <text:p text:style-name="P13"><text:span text:style-name="T276">{</text:span></text:p>
      <text:p text:style-name="P13"><text:span text:style-name="T276"><text:tab/>setlocale(</text:span><text:span text:style-name="T277">LC_ALL</text:span><text:span text:style-name="T278">,<text:s/></text:span><text:span text:style-name="T279">"RUS"</text:span><text:span text:style-name="T280">);</text:span></text:p>
      <text:p text:style-name="P13"><text:span text:style-name="T280"><text:tab/></text:span><text:span text:style-name="T281">int</text:span><text:span text:style-name="T282"><text:s/>t, k;</text:span></text:p>
      <text:p text:style-name="P13"><text:span text:style-name="T282"><text:tab/></text:span><text:span text:style-name="T283">float</text:span><text:span text:style-name="T284"><text:s/>f;</text:span></text:p>
      <text:p text:style-name="P13"><text:span text:style-name="T284"><text:tab/>puts(</text:span><text:span text:style-name="T285">"</text:span><text:span text:style-name="T286">Введите значение градусов по Цельсию"</text:span><text:span text:style-name="T287">);</text:span></text:p>
      <text:p text:style-name="P13"><text:span text:style-name="T287"><text:tab/>scanf(</text:span><text:span text:style-name="T288">" %d "</text:span><text:span text:style-name="T289">, &amp;t);</text:span></text:p>
      <text:p text:style-name="P13"><text:span text:style-name="T289"><text:tab/>f = (t * 9. / 5) + 32;</text:span></text:p>
      <text:p text:style-name="P13"><text:span text:style-name="T289"><text:tab/>k = t + 273;</text:span></text:p>
      <text:p text:style-name="P13"><text:span text:style-name="T289"><text:tab/>printf(</text:span><text:span text:style-name="T290">"Градусы по Фарингейту %.f\n "</text:span><text:span text:style-name="T291">, f);</text:span></text:p>
      <text:p text:style-name="P13"><text:span text:style-name="T291"><text:tab/>printf(</text:span><text:span text:style-name="T292">"Градусы по Кельвину %d"</text:span><text:span text:style-name="T293"><text:s/>, k);</text:span></text:p>
      <text:p text:style-name="P13"><text:span text:style-name="T293"/></text:p>
      <text:p text:style-name="P13"><text:span text:style-name="T293">}</text:span></text:p>
      <text:p text:style-name="P13"><text:span text:style-name="T294">Результаты:</text:span></text:p>
      <text:p text:style-name="P13"><draw:frame text:anchor-type="as-char" svg:width="109.80mm" svg:height="83.34mm" style:rel-width="scale" style:rel-height="scale"><draw:object-ole xlink:href="OleObj2"/><draw:image xlink:href="ObjectReplacements/OleObj2"/></draw:frame><text:span text:style-name="T294"/></text:p>
      <text:p text:style-name="P13"><draw:frame text:anchor-type="as-char" svg:width="52.39mm" svg:height="11.64mm" style:rel-width="scale" style:rel-height="scale"><draw:object-ole xlink:href="OleObj3"/><draw:image xlink:href="ObjectReplacements/OleObj3"/></draw:frame><text:span text:style-name="T294"/></text:p>
      <text:p text:style-name="P13"><text:span text:style-name="T294"/></text:p>
      <text:p text:style-name="P13"><text:span text:style-name="T295"/></text:p>
      <text:p text:style-name="P13"><text:span text:style-name="T296"/></text:p>
      <text:p text:style-name="P14"><text:span text:style-name="T297"/></text:p>
      <text:p text:style-name="P14"><text:span text:style-name="T29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